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2.061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8.1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386cm" fo:break-before="auto" style:use-optimal-row-height="true"/>
    </style:style>
    <style:style style:name="ro3" style:family="table-row">
      <style:table-row-properties style:row-height="0.723cm" fo:break-before="auto" style:use-optimal-row-height="true"/>
    </style:style>
    <style:style style:name="ro4" style:family="table-row">
      <style:table-row-properties style:row-height="0.356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transparent" fo:wrap-option="wrap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cccccc" fo:wrap-option="wrap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wrap-option="wrap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wrap-option="wrap" fo:border="none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none"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style:text-outline="false" style:text-line-through-styl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border="none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fo:border="none" style:vertical-align="to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fo:border="none" style:vertical-align="top"/>
      <style:text-properties fo:color="#444444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bold" style:font-name-complex="ArialMT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cccccc" style:vertical-align="top"/>
      <style:text-properties style:font-name="Arial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Arial" fo:font-size="13pt" fo:font-style="italic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fo:background-color="transparent" fo:border="none" style:vertical-align="top"/>
      <style:text-properties fo:color="#444444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italic" style:font-weight-asian="normal" style:font-name-complex="ArialMT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fo:border="none" style:vertical-align="top"/>
      <style:text-properties fo:color="#444444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italic" style:font-weight-asian="normal" style:font-name-complex="ArialMT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 style:vertical-align="top"/>
      <style:text-properties fo:color="#444444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italic" style:font-weight-asian="normal" style:font-name-complex="ArialMT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>
      <style:table-cell-properties fo:background-color="#cccccc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ext-properties style:font-name="Arial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wrap-option="wrap"/>
      <style:text-properties fo:color="#000000" style:font-name="Arial" fo:font-size="8pt" style:font-size-asian="8pt" style:font-size-complex="8pt"/>
    </style:style>
    <style:style style:name="ce29" style:family="table-cell" style:parent-style-name="Default">
      <style:table-cell-properties fo:background-color="transparent" fo:wrap-option="wrap" fo:border="none" style:vertical-align="top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name-complex="ArialMT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fo:wrap-option="wrap" fo:border="none" style:vertical-align="top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name-complex="ArialMT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none" style:vertical-align="top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name-complex="ArialMT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fo:color="#000000" style:font-name="Arial" fo:font-size="8pt" style:font-size-asian="8pt" style:font-size-complex="8pt"/>
    </style:style>
    <style:style style:name="ce33" style:family="table-cell" style:parent-style-name="Default">
      <style:table-cell-properties fo:background-color="#cccccc" fo:wrap-option="wrap" style:vertical-align="top"/>
      <style:text-properties fo:color="#000000" style:font-name="Arial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color="#000000" style:font-name="Arial" fo:font-size="7pt" style:font-size-asian="7pt" style:font-size-complex="7pt"/>
    </style:style>
    <style:style style:name="ce35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37" style:family="table-cell" style:parent-style-name="Default">
      <style:text-properties style:font-name="Arial" fo:font-size="13pt" style:font-size-asian="13pt" style:font-size-complex="13pt"/>
    </style:style>
    <style:style style:name="ce38" style:family="table-cell" style:parent-style-name="Default"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wrap-option="wrap"/>
      <style:text-properties style:font-name="Arial" fo:font-size="13pt" style:font-size-asian="13pt" style:font-size-complex="13pt"/>
    </style:style>
    <style:style style:name="ce40" style:family="table-cell" style:parent-style-name="Default">
      <style:table-cell-properties fo:wrap-option="wrap" style:vertical-align="top"/>
      <style:text-properties style:font-name="Arial" fo:font-size="8pt" style:font-size-asian="8pt" style:font-size-complex="8pt"/>
    </style:style>
    <style:style style:name="ce41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Validators" table:style-name="ta1" table:print="false">
        <table:table-column table:style-name="co1" table:default-cell-style-name="ce10"/>
        <table:table-column table:style-name="co2" table:default-cell-style-name="ce20"/>
        <table:table-column table:style-name="co3" table:default-cell-style-name="ce27"/>
        <table:table-column table:style-name="co4" table:default-cell-style-name="ce28"/>
        <table:table-column table:style-name="co5" table:default-cell-style-name="ce20"/>
        <table:table-column table:style-name="co6" table:default-cell-style-name="ce38"/>
        <table:table-column table:style-name="co7" table:default-cell-style-name="ce27"/>
        <table:table-column table:style-name="co8" table:default-cell-style-name="ce41"/>
        <table:table-column table:style-name="co9" table:number-columns-repeated="1016" table:default-cell-style-name="ce38"/>
        <table:table-row table:style-name="ro1">
          <table:table-cell table:style-name="ce1" office:value-type="string" table:number-columns-spanned="4" table:number-rows-spanned="1">
            <text:p>yii 1.1 framework validators</text:p>
          </table:table-cell>
          <table:covered-table-cell table:style-name="ce11"/>
          <table:covered-table-cell table:style-name="ce21"/>
          <table:covered-table-cell/>
          <table:table-cell table:style-name="ce35"/>
          <table:table-cell table:style-name="ce37"/>
          <table:table-cell table:style-name="ce21"/>
          <table:table-cell table:style-name="ce39"/>
          <table:table-cell table:style-name="ce37" table:number-columns-repeated="1016"/>
        </table:table-row>
        <table:table-row table:style-name="ro2">
          <table:table-cell table:style-name="ce2" office:value-type="string">
            <text:p>required</text:p>
          </table:table-cell>
          <table:table-cell table:style-name="ce12" office:value-type="string">
            <text:p><text:a xlink:href="http://www.yiiframework.com/doc/api/CRequiredValidator#requiredValue-detail">requiredValue</text:a></text:p>
          </table:table-cell>
          <table:table-cell table:style-name="ce22" office:value-type="string">
            <text:p>mixed</text:p>
          </table:table-cell>
          <table:table-cell table:style-name="ce29" office:value-type="string">
            <text:p>the desired value that the attribute must have.</text:p>
          </table:table-cell>
          <table:table-cell table:style-name="ce36" table:number-columns-repeated="1020"/>
        </table:table-row>
        <table:table-row table:style-name="ro2">
          <table:table-cell table:style-name="ce3"/>
          <table:table-cell table:style-name="ce13" office:value-type="string">
            <text:p><text:a xlink:href="http://www.yiiframework.com/doc/api/CRequiredValidator#strict-detail">strict</text:a></text:p>
          </table:table-cell>
          <table:table-cell table:style-name="ce22" office:value-type="string">
            <text:p>boolean</text:p>
          </table:table-cell>
          <table:table-cell table:style-name="ce29" office:value-type="string">
            <text:p>whether the comparison to <text:a xlink:href="http://www.yiiframework.com/doc/api/CRequiredValidator#requiredValue">requiredValue</text:a> is strict.</text:p>
          </table:table-cell>
          <table:table-cell table:style-name="ce36" table:number-columns-repeated="1020"/>
        </table:table-row>
        <table:table-row table:style-name="ro2">
          <table:table-cell table:style-name="ce4" office:value-type="string">
            <text:p>filter</text:p>
          </table:table-cell>
          <table:table-cell table:style-name="ce14" office:value-type="string">
            <text:p><text:a xlink:href="http://www.yiiframework.com/doc/api/CFilterValidator#filter-detail">filter</text:a></text:p>
          </table:table-cell>
          <table:table-cell table:style-name="ce23" office:value-type="string">
            <text:p>callback</text:p>
          </table:table-cell>
          <table:table-cell table:style-name="ce30" office:value-type="string">
            <text:p>the filter method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4" office:value-type="string">
            <text:p><text:a xlink:href="http://www.yiiframework.com/doc/api/CRegularExpression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6" office:value-type="string">
            <text:p>match</text:p>
          </table:table-cell>
          <table:table-cell table:style-name="ce15" office:value-type="string">
            <text:p><text:a xlink:href="http://www.yiiframework.com/doc/api/CRegularExpressionValidator#pattern-detail">pattern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regular expression to be matched with</text:p>
          </table:table-cell>
          <table:table-cell table:style-name="ce36" table:number-columns-repeated="1020"/>
        </table:table-row>
        <table:table-row table:style-name="ro2">
          <table:table-cell table:style-name="ce4" office:value-type="string">
            <text:p>email</text:p>
          </table:table-cell>
          <table:table-cell table:style-name="ce14" office:value-type="string">
            <text:p><text:a xlink:href="http://www.yiiframework.com/doc/api/CEmail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EmailValidator#allowName-detail">allowName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o allow name in the email address (e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EmailValidator#checkMX-detail">checkMX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o check the MX record for the email address.</text:p>
          </table:table-cell>
          <table:table-cell table:style-name="ce36" table:number-columns-repeated="1020"/>
        </table:table-row>
        <table:table-row table:style-name="ro2">
          <table:table-cell table:style-name="ce4"/>
          <table:table-cell table:style-name="ce16" office:value-type="string">
            <text:p><text:a xlink:href="http://www.yiiframework.com/doc/api/CEmailValidator#checkPort-detail">checkPort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o check port 25 for the email address.</text:p>
          </table:table-cell>
          <table:table-cell table:style-name="ce36" table:number-columns-repeated="1020"/>
        </table:table-row>
        <table:table-row table:style-name="ro2">
          <table:table-cell table:style-name="ce4"/>
          <table:table-cell table:style-name="ce16" office:value-type="string">
            <text:p><text:a xlink:href="http://www.yiiframework.com/doc/api/CEmailValidator#fullPattern-detail">fullPattern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regular expression used to validate email addresses with the name part.</text:p>
          </table:table-cell>
          <table:table-cell table:style-name="ce36" table:number-columns-repeated="1020"/>
        </table:table-row>
        <table:table-row table:style-name="ro2">
          <table:table-cell table:style-name="ce4"/>
          <table:table-cell table:style-name="ce16" office:value-type="string">
            <text:p><text:a xlink:href="http://www.yiiframework.com/doc/api/CEmailValidator#pattern-detail">pattern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regular expression used to validate the attribute value.</text:p>
          </table:table-cell>
          <table:table-cell table:style-name="ce36" table:number-columns-repeated="1020"/>
        </table:table-row>
        <table:table-row table:style-name="ro2">
          <table:table-cell table:style-name="ce6" office:value-type="string">
            <text:p>url</text:p>
          </table:table-cell>
          <table:table-cell table:style-name="ce17" office:value-type="string">
            <text:p><text:a xlink:href="http://www.yiiframework.com/doc/api/CUrl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UrlValidator#pattern-detail">pattern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regular expression used to validates the attribute value.</text:p>
          </table:table-cell>
          <table:table-cell table:style-name="ce36" table:number-columns-repeated="1020"/>
        </table:table-row>
        <table:table-row table:style-name="ro2">
          <table:table-cell table:style-name="ce4" office:value-type="string">
            <text:p>unique</text:p>
          </table:table-cell>
          <table:table-cell table:style-name="ce14" office:value-type="string">
            <text:p><text:a xlink:href="http://www.yiiframework.com/doc/api/CUnique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3">
          <table:table-cell table:style-name="ce4"/>
          <table:table-cell table:style-name="ce16" office:value-type="string">
            <text:p><text:a xlink:href="http://www.yiiframework.com/doc/api/CUniqueValidator#attributeName-detail">attributeName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ActiveRecord class attribute name that should be used to look for the attribute value being validated.</text:p>
          </table:table-cell>
          <table:table-cell table:style-name="ce36" table:number-columns-repeated="1020"/>
        </table:table-row>
        <table:table-row table:style-name="ro2">
          <table:table-cell table:style-name="ce4"/>
          <table:table-cell table:style-name="ce16" office:value-type="string">
            <text:p><text:a xlink:href="http://www.yiiframework.com/doc/api/CUniqueValidator#caseSensitive-detail">caseSensitive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comparison is case sensitive.</text:p>
          </table:table-cell>
          <table:table-cell table:style-name="ce36" table:number-columns-repeated="1020"/>
        </table:table-row>
        <table:table-row table:style-name="ro3">
          <table:table-cell table:style-name="ce4"/>
          <table:table-cell table:style-name="ce16" office:value-type="string">
            <text:p><text:a xlink:href="http://www.yiiframework.com/doc/api/CUniqueValidator#className-detail">className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ActiveRecord class name that should be used to look for the attribute value being validated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UniqueValidator#criteria-detail">criteria</text:a></text:p>
          </table:table-cell>
          <table:table-cell table:style-name="ce23" office:value-type="string">
            <text:p>array</text:p>
          </table:table-cell>
          <table:table-cell table:style-name="ce30" office:value-type="string">
            <text:p>additional query criteria.</text:p>
          </table:table-cell>
          <table:table-cell table:style-name="ce36" table:number-columns-repeated="1020"/>
        </table:table-row>
        <table:table-row table:style-name="ro2">
          <table:table-cell table:style-name="ce6" office:value-type="string">
            <text:p>compare</text:p>
          </table:table-cell>
          <table:table-cell table:style-name="ce17" office:value-type="string">
            <text:p><text:a xlink:href="http://www.yiiframework.com/doc/api/CCompare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ompareValidator#compareAttribute-detail">compareAttribut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name of the attribute to be compared with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ompareValidator#compareValue-detail">compareValu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constant value to be compared with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ompareValidator#operator-detail">operator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operator for comparison.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ompareValidator#strict-detail">strict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comparison is strict (both value and type must be the same.</text:p>
          </table:table-cell>
          <table:table-cell table:style-name="ce36" table:number-columns-repeated="1020"/>
        </table:table-row>
        <table:table-row table:style-name="ro2">
          <table:table-cell table:style-name="ce4" office:value-type="string">
            <text:p>length</text:p>
          </table:table-cell>
          <table:table-cell table:style-name="ce14" office:value-type="string">
            <text:p><text:a xlink:href="http://www.yiiframework.com/doc/api/CString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StringValidator#is-detail">is</text:a></text:p>
          </table:table-cell>
          <table:table-cell table:style-name="ce23" office:value-type="string">
            <text:p>integer</text:p>
          </table:table-cell>
          <table:table-cell table:style-name="ce30" office:value-type="string">
            <text:p>exact length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StringValidator#max-detail">max</text:a></text:p>
          </table:table-cell>
          <table:table-cell table:style-name="ce23" office:value-type="string">
            <text:p>integer</text:p>
          </table:table-cell>
          <table:table-cell table:style-name="ce30" office:value-type="string">
            <text:p>maximum length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StringValidator#min-detail">min</text:a></text:p>
          </table:table-cell>
          <table:table-cell table:style-name="ce23" office:value-type="string">
            <text:p>integer</text:p>
          </table:table-cell>
          <table:table-cell table:style-name="ce30" office:value-type="string">
            <text:p>minimum length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StringValidator#tooLong-detail">tooLong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user-defined error message used when the value is too short.</text:p>
          </table:table-cell>
          <table:table-cell table:style-name="ce36" table:number-columns-repeated="1020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StringValidator#tooShort-detail">tooShort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user-defined error message used when the value is too long.</text:p>
          </table:table-cell>
          <table:table-cell table:style-name="ce36" table:number-columns-repeated="1020"/>
        </table:table-row>
        <table:table-row table:style-name="ro2">
          <table:table-cell table:style-name="ce6" office:value-type="string">
            <text:p>in</text:p>
          </table:table-cell>
          <table:table-cell table:style-name="ce17" office:value-type="string">
            <text:p><text:a xlink:href="http://www.yiiframework.com/doc/api/CRange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value can be null or empty.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RangeValidator#range-detail">range</text:a></text:p>
          </table:table-cell>
          <table:table-cell table:style-name="ce24" office:value-type="string">
            <text:p>array</text:p>
          </table:table-cell>
          <table:table-cell table:style-name="ce31" office:value-type="string">
            <text:p>list of valid values that the attribute value should be among</text:p>
          </table:table-cell>
          <table:table-cell table:style-name="ce36" table:number-columns-repeated="1020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RangeValidator#strict-detail">strict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comparison is strict (both type and value must be the same)</text:p>
          </table:table-cell>
          <table:table-cell table:style-name="ce36" table:number-columns-repeated="1020"/>
        </table:table-row>
        <table:table-row table:style-name="ro2">
          <table:table-cell table:style-name="ce4" office:value-type="string">
            <text:p>numerical</text:p>
          </table:table-cell>
          <table:table-cell table:style-name="ce14" office:value-type="string">
            <text:p><text:a xlink:href="http://www.yiiframework.com/doc/api/CNumber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NumberValidator#integerOnly-detail">integerOnl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only be an integer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NumberValidator#max-detail">max</text:a></text:p>
          </table:table-cell>
          <table:table-cell table:style-name="ce23" office:value-type="string">
            <text:p>integer|double</text:p>
          </table:table-cell>
          <table:table-cell table:style-name="ce30" office:value-type="string">
            <text:p>upper limit of the number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NumberValidator#min-detail">min</text:a></text:p>
          </table:table-cell>
          <table:table-cell table:style-name="ce23" office:value-type="string">
            <text:p>integer|double</text:p>
          </table:table-cell>
          <table:table-cell table:style-name="ce30" office:value-type="string">
            <text:p>lower limit of the number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NumberValidator#tooBig-detail">tooBig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user-defined error message used when the value is too big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NumberValidator#tooSmall-detail">tooSmall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user-defined error message used when the value is too small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6" office:value-type="string">
            <text:p>captcha</text:p>
          </table:table-cell>
          <table:table-cell table:style-name="ce17" office:value-type="string">
            <text:p><text:a xlink:href="http://www.yiiframework.com/doc/api/CCaptcha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value can be null or empty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aptchaValidator#captchaAction-detail">captchaAction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ID of the action that renders the CAPTCHA imag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CaptchaValidator#caseSensitive-detail">caseSensitive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comparison is case sensitiv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4" office:value-type="string">
            <text:p>type</text:p>
          </table:table-cell>
          <table:table-cell table:style-name="ce14" office:value-type="string">
            <text:p><text:a xlink:href="http://www.yiiframework.com/doc/api/CType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TypeValidator#dateFormat-detail">dateFormat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format pattern that the date value should follow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TypeValidator#datetimeFormat-detail">datetimeFormat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format pattern that the datetime value should follow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TypeValidator#timeFormat-detail">timeFormat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format pattern that the time value should follow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TypeValidator#type-detail">type</text:a></text:p>
          </table:table-cell>
          <table:table-cell table:style-name="ce23" office:value-type="string">
            <text:p>string</text:p>
          </table:table-cell>
          <table:table-cell table:style-name="ce30" office:value-type="string">
            <text:p>the data type that the attribute should b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8" office:value-type="string">
            <text:p>file</text:p>
          </table:table-cell>
          <table:table-cell table:style-name="ce17" office:value-type="string">
            <text:p><text:a xlink:href="http://www.yiiframework.com/doc/api/CFile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requires a file to be uploaded or not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maxFiles-detail">maxFiles</text:a></text:p>
          </table:table-cell>
          <table:table-cell table:style-name="ce24" office:value-type="string">
            <text:p>integer</text:p>
          </table:table-cell>
          <table:table-cell table:style-name="ce31" office:value-type="string">
            <text:p>the maximum file count the given attribute can hold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maxSize-detail">maxSize</text:a></text:p>
          </table:table-cell>
          <table:table-cell table:style-name="ce24" office:value-type="string">
            <text:p>integer</text:p>
          </table:table-cell>
          <table:table-cell table:style-name="ce31" office:value-type="string">
            <text:p>the maximum number of bytes required for the uploaded fil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minSize-detail">minSize</text:a></text:p>
          </table:table-cell>
          <table:table-cell table:style-name="ce24" office:value-type="string">
            <text:p>integer</text:p>
          </table:table-cell>
          <table:table-cell table:style-name="ce31" office:value-type="string">
            <text:p>the minimum number of bytes required for the uploaded fil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tooLarge-detail">tooLarg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error message used when the uploaded file is too large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tooMany-detail">tooMany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error message used if the count of multiple uploads exceeds limit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tooSmall-detail">tooSmall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error message used when the uploaded file is too small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9"/>
          <table:table-cell table:style-name="ce15" office:value-type="string">
            <text:p><text:a xlink:href="http://www.yiiframework.com/doc/api/CFileValidator#types-detail">types</text:a></text:p>
          </table:table-cell>
          <table:table-cell table:style-name="ce24" office:value-type="string">
            <text:p>mixed</text:p>
          </table:table-cell>
          <table:table-cell table:style-name="ce31" office:value-type="string">
            <text:p>a list of file name extensions that are allowed to be uploaded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3">
          <table:table-cell table:style-name="ce9"/>
          <table:table-cell table:style-name="ce15" office:value-type="string">
            <text:p><text:a xlink:href="http://www.yiiframework.com/doc/api/CFileValidator#wrongType-detail">wrongTyp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error message used when the uploaded file has an extension name that is not listed among extensions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4" office:value-type="string">
            <text:p>default</text:p>
          </table:table-cell>
          <table:table-cell table:style-name="ce14" office:value-type="string">
            <text:p><text:a xlink:href="http://www.yiiframework.com/doc/api/CDefaultValueValidator#setOnEmpty-detail">setOn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o set the default value only when the attribute value is null or empty string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DefaultValueValidator#value-detail">value</text:a></text:p>
          </table:table-cell>
          <table:table-cell table:style-name="ce23" office:value-type="string">
            <text:p>mixed</text:p>
          </table:table-cell>
          <table:table-cell table:style-name="ce30" office:value-type="string">
            <text:p>the default value to be set to the specified attributes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6" office:value-type="string">
            <text:p>exist</text:p>
          </table:table-cell>
          <table:table-cell table:style-name="ce17" office:value-type="string">
            <text:p><text:a xlink:href="http://www.yiiframework.com/doc/api/CExistValidator#allowEmpty-detail">allowEmpty</text:a></text:p>
          </table:table-cell>
          <table:table-cell table:style-name="ce24" office:value-type="string">
            <text:p>boolean</text:p>
          </table:table-cell>
          <table:table-cell table:style-name="ce31" office:value-type="string">
            <text:p>whether the attribute value can be null or empty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3">
          <table:table-cell table:style-name="ce7"/>
          <table:table-cell table:style-name="ce15" office:value-type="string">
            <text:p><text:a xlink:href="http://www.yiiframework.com/doc/api/CExistValidator#attributeName-detail">attributeNam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ActiveRecord class attribute name that should be used to look for the attribute value being validated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ExistValidator#className-detail">className</text:a></text:p>
          </table:table-cell>
          <table:table-cell table:style-name="ce24" office:value-type="string">
            <text:p>string</text:p>
          </table:table-cell>
          <table:table-cell table:style-name="ce31" office:value-type="string">
            <text:p>the ActiveRecord class name that should be used to look for the attribute value being validated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7"/>
          <table:table-cell table:style-name="ce15" office:value-type="string">
            <text:p><text:a xlink:href="http://www.yiiframework.com/doc/api/CExistValidator#criteria-detail">criteria</text:a></text:p>
          </table:table-cell>
          <table:table-cell table:style-name="ce24" office:value-type="string">
            <text:p>array</text:p>
          </table:table-cell>
          <table:table-cell table:style-name="ce31" office:value-type="string">
            <text:p>additional query criteria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4" office:value-type="string">
            <text:p>boolean</text:p>
          </table:table-cell>
          <table:table-cell table:style-name="ce14" office:value-type="string">
            <text:p><text:a xlink:href="http://www.yiiframework.com/doc/api/CBooleanValidator#allowEmpty-detail">allowEmpty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attribute value can be null or empty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BooleanValidator#falseValue-detail">falseValue</text:a></text:p>
          </table:table-cell>
          <table:table-cell table:style-name="ce23" office:value-type="string">
            <text:p>mixed</text:p>
          </table:table-cell>
          <table:table-cell table:style-name="ce30" office:value-type="string">
            <text:p>the value representing false status.</text:p>
          </table:table-cell>
          <table:table-cell table:style-name="ce15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BooleanValidator#strict-detail">strict</text:a></text:p>
          </table:table-cell>
          <table:table-cell table:style-name="ce23" office:value-type="string">
            <text:p>boolean</text:p>
          </table:table-cell>
          <table:table-cell table:style-name="ce30" office:value-type="string">
            <text:p>whether the comparison to <text:a xlink:href="http://www.yiiframework.com/doc/api/CBooleanValidator#trueValue">trueValue</text:a> and <text:a xlink:href="http://www.yiiframework.com/doc/api/CBooleanValidator#falseValue">falseValue</text:a> is strict.</text:p>
          </table:table-cell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5"/>
          <table:table-cell table:style-name="ce16" office:value-type="string">
            <text:p><text:a xlink:href="http://www.yiiframework.com/doc/api/CBooleanValidator#trueValue-detail">trueValue</text:a></text:p>
          </table:table-cell>
          <table:table-cell table:style-name="ce23" office:value-type="string">
            <text:p>mixed</text:p>
          </table:table-cell>
          <table:table-cell table:style-name="ce30" office:value-type="string">
            <text:p>the value representing true status.</text:p>
          </table:table-cell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6" office:value-type="string">
            <text:p>safe</text:p>
          </table:table-cell>
          <table:table-cell table:style-name="ce18"/>
          <table:table-cell table:style-name="ce25"/>
          <table:table-cell table:style-name="ce32"/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2">
          <table:table-cell table:style-name="ce4" office:value-type="string">
            <text:p>unsafe</text:p>
          </table:table-cell>
          <table:table-cell table:style-name="ce19"/>
          <table:table-cell table:style-name="ce26"/>
          <table:table-cell table:style-name="ce33"/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4">
          <table:table-cell table:style-name="ce7"/>
          <table:table-cell table:style-name="ce18"/>
          <table:table-cell table:style-name="ce25"/>
          <table:table-cell table:style-name="ce34" office:value-type="string">
            <text:p>written by schmunk, <text:a xlink:href="http://phundament.com/">phundament.com</text:a></text:p>
          </table:table-cell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5">
          <table:table-cell table:style-name="ce7"/>
          <table:table-cell table:style-name="ce18"/>
          <table:table-cell table:style-name="ce25"/>
          <table:table-cell table:style-name="Default"/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4" table:number-rows-repeated="36">
          <table:table-cell table:style-name="ce7"/>
          <table:table-cell table:style-name="ce18"/>
          <table:table-cell table:style-name="ce25"/>
          <table:table-cell table:style-name="ce32"/>
          <table:table-cell table:style-name="ce18"/>
          <table:table-cell table:style-name="ce36"/>
          <table:table-cell table:style-name="ce25"/>
          <table:table-cell table:style-name="ce40"/>
          <table:table-cell table:style-name="ce36" table:number-columns-repeated="1016"/>
        </table:table-row>
        <table:table-row table:style-name="ro4" table:number-rows-repeated="654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0.34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.01.2010</text:date>, <text:time>23:31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19:46:45</meta:creation-date>
    <dc:date>2010-01-19T23:31:59</dc:date>
    <meta:editing-duration>PT00H43M15S</meta:editing-duration>
    <meta:editing-cycles>20</meta:editing-cycles>
    <meta:generator>OpenOffice.org/3.1$Unix OpenOffice.org_project/310m11$Build-9399</meta:generator>
    <meta:print-date>2010-01-19T20:14:43</meta:print-date>
    <meta:document-statistic meta:table-count="3" meta:cell-count="215" meta:object-count="0"/>
  </office:meta>
</office:document-meta>
</file>